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7" style:family="paragraph" style:parent-style-name="Table_20_Contents">
      <style:text-properties style:font-name="Liberation Sans" fo:font-size="12pt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6" style:family="paragraph" style:parent-style-name="Footnote">
      <style:text-properties style:font-name="Liberation Sans" officeooo:paragraph-rsid="1015e93a"/>
    </style:style>
    <style:style style:name="P27" style:family="paragraph" style:parent-style-name="Footnote">
      <style:text-properties style:font-name="Liberation Sans" officeooo:paragraph-rsid="108c34c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070a9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15943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d72706e"/>
    </style:style>
    <style:style style:name="P50" style:family="paragraph" style:parent-style-name="Standard">
      <style:text-properties officeooo:paragraph-rsid="0dbec325"/>
    </style:style>
    <style:style style:name="P51" style:family="paragraph" style:parent-style-name="Standard">
      <style:text-properties officeooo:paragraph-rsid="0e8aa5aa"/>
    </style:style>
    <style:style style:name="P52" style:family="paragraph" style:parent-style-name="Standard">
      <style:text-properties officeooo:rsid="0e8aa5aa" officeooo:paragraph-rsid="0e8aa5aa"/>
    </style:style>
    <style:style style:name="P53" style:family="paragraph" style:parent-style-name="Standard">
      <style:text-properties officeooo:rsid="0e8aa5aa" officeooo:paragraph-rsid="0fb98046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6" style:family="paragraph" style:parent-style-name="Footnote">
      <style:text-properties officeooo:rsid="043ccc66" officeooo:paragraph-rsid="0e849f1d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>
      <style:text-properties officeooo:paragraph-rsid="0f99f892"/>
    </style:style>
    <style:style style:name="P59" style:family="paragraph" style:parent-style-name="Standard">
      <style:text-properties officeooo:paragraph-rsid="0fb98046"/>
    </style:style>
    <style:style style:name="P60" style:family="paragraph" style:parent-style-name="Standard">
      <style:text-properties officeooo:paragraph-rsid="0fc931f5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fb98046"/>
    </style:style>
    <style:style style:name="P65" style:family="paragraph" style:parent-style-name="Standard">
      <style:paragraph-properties fo:text-align="center" style:justify-single-word="false"/>
      <style:text-properties officeooo:paragraph-rsid="0e03342d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fd58c4e"/>
    </style:style>
    <style:style style:name="P68" style:family="paragraph" style:parent-style-name="Standard">
      <style:paragraph-properties fo:text-align="center" style:justify-single-word="false"/>
      <style:text-properties officeooo:paragraph-rsid="0e0bda5c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text-align="center" style:justify-single-word="false"/>
      <style:text-properties officeooo:paragraph-rsid="0e82f1b0"/>
    </style:style>
    <style:style style:name="P72" style:family="paragraph" style:parent-style-name="Standard">
      <style:paragraph-properties fo:text-align="center" style:justify-single-word="false"/>
      <style:text-properties officeooo:paragraph-rsid="101431c5"/>
    </style:style>
    <style:style style:name="P73" style:family="paragraph" style:parent-style-name="Standard">
      <style:paragraph-properties fo:text-align="center" style:justify-single-word="false"/>
      <style:text-properties officeooo:paragraph-rsid="10178c94"/>
    </style:style>
    <style:style style:name="P74" style:family="paragraph" style:parent-style-name="Standard">
      <style:paragraph-properties fo:text-align="center" style:justify-single-word="false"/>
      <style:text-properties officeooo:paragraph-rsid="10a6ab30"/>
    </style:style>
    <style:style style:name="P75" style:family="paragraph" style:parent-style-name="Standard">
      <style:text-properties officeooo:paragraph-rsid="0fcd2b2a"/>
    </style:style>
    <style:style style:name="P76" style:family="paragraph" style:parent-style-name="Standard">
      <style:text-properties officeooo:paragraph-rsid="0fad1a3f"/>
    </style:style>
    <style:style style:name="P77" style:family="paragraph" style:parent-style-name="Standard">
      <style:text-properties officeooo:paragraph-rsid="0e0463fc"/>
    </style:style>
    <style:style style:name="P78" style:family="paragraph" style:parent-style-name="Standard">
      <style:text-properties officeooo:paragraph-rsid="0e2a40f4"/>
    </style:style>
    <style:style style:name="P79" style:family="paragraph" style:parent-style-name="Standard">
      <style:text-properties officeooo:paragraph-rsid="100a8329"/>
    </style:style>
    <style:style style:name="P80" style:family="paragraph" style:parent-style-name="Standard">
      <style:text-properties officeooo:paragraph-rsid="101b90cf"/>
    </style:style>
    <style:style style:name="P81" style:family="paragraph" style:parent-style-name="Standard">
      <style:text-properties officeooo:paragraph-rsid="1020f7f1"/>
    </style:style>
    <style:style style:name="P82" style:family="paragraph" style:parent-style-name="Standard">
      <style:text-properties officeooo:rsid="0fde3dbd" officeooo:paragraph-rsid="102ebb87"/>
    </style:style>
    <style:style style:name="P83" style:family="paragraph" style:parent-style-name="Footnote">
      <style:text-properties officeooo:paragraph-rsid="104cbf60"/>
    </style:style>
    <style:style style:name="P84" style:family="paragraph" style:parent-style-name="Footnote">
      <style:text-properties officeooo:paragraph-rsid="104dd9dc"/>
    </style:style>
    <style:style style:name="P85" style:family="paragraph" style:parent-style-name="Footnote">
      <style:text-properties officeooo:paragraph-rsid="105c5e96"/>
    </style:style>
    <style:style style:name="P86" style:family="paragraph" style:parent-style-name="Standard">
      <style:text-properties officeooo:paragraph-rsid="1097b912"/>
    </style:style>
    <style:style style:name="P87" style:family="paragraph" style:parent-style-name="Standard">
      <style:text-properties officeooo:paragraph-rsid="109940d7"/>
    </style:style>
    <style:style style:name="P88" style:family="paragraph" style:parent-style-name="Standard">
      <style:text-properties officeooo:paragraph-rsid="109a5ef3"/>
    </style:style>
    <style:style style:name="P89" style:family="paragraph" style:parent-style-name="Standard">
      <style:text-properties officeooo:paragraph-rsid="10a3f65d"/>
    </style:style>
    <style:style style:name="P90" style:family="paragraph" style:parent-style-name="Standard">
      <style:text-properties officeooo:paragraph-rsid="10ab1f0a"/>
    </style:style>
    <style:style style:name="P91" style:family="paragraph" style:parent-style-name="Standard">
      <style:text-properties officeooo:paragraph-rsid="10b01dc1"/>
    </style:style>
    <style:style style:name="P92" style:family="paragraph" style:parent-style-name="Standard">
      <style:text-properties officeooo:rsid="10b5b188" officeooo:paragraph-rsid="10b5b188"/>
    </style:style>
    <style:style style:name="P93" style:family="paragraph" style:parent-style-name="Standard">
      <style:text-properties officeooo:paragraph-rsid="10bb6617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10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3" style:family="paragraph" style:parent-style-name="Standard">
      <style:text-properties officeooo:paragraph-rsid="10c51381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officeooo:rsid="0f19e10f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style:font-size-asian="12pt" style:font-size-complex="12pt"/>
    </style:style>
    <style:style style:name="T22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0" style:family="text">
      <style:text-properties style:use-window-font-color="true" loext:opacity="0%" style:font-name="Liberation Sans" officeooo:rsid="047da547"/>
    </style:style>
    <style:style style:name="T23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officeooo:rsid="10b01d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style:font-size-asian="12pt" style:font-size-complex="12pt"/>
    </style:style>
    <style:style style:name="T265" style:family="text">
      <style:text-properties style:use-window-font-color="true" loext:opacity="0%" style:font-name="Liberation Sans" officeooo:rsid="0efd8e5c"/>
    </style:style>
    <style:style style:name="T26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officeooo:rsid="04473353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officeooo:rsid="10b5b188" style:font-weight-asian="bold" style:font-weight-complex="bold"/>
    </style:style>
    <style:style style:name="T271" style:family="text">
      <style:text-properties fo:font-weight="bold" officeooo:rsid="10b7d6ce" style:font-weight-asian="bold" style:font-weight-complex="bold"/>
    </style:style>
    <style:style style:name="T272" style:family="text">
      <style:text-properties officeooo:rsid="0aace3cd"/>
    </style:style>
    <style:style style:name="T273" style:family="text">
      <style:text-properties fo:font-size="10pt" officeooo:rsid="04473353" style:font-size-asian="10pt" style:font-size-complex="10pt"/>
    </style:style>
    <style:style style:name="T27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0" style:family="text">
      <style:text-properties officeooo:rsid="0f0ca65a"/>
    </style:style>
    <style:style style:name="T281" style:family="text">
      <style:text-properties style:font-name="Liberation Mono" fo:font-size="11pt" officeooo:rsid="10048e31" style:font-size-asian="11pt" style:font-size-complex="11pt"/>
    </style:style>
    <style:style style:name="T282" style:family="text">
      <style:text-properties officeooo:rsid="0f95a7a0"/>
    </style:style>
    <style:style style:name="T283" style:family="text">
      <style:text-properties officeooo:rsid="0f8f58bd"/>
    </style:style>
    <style:style style:name="T284" style:family="text">
      <style:text-properties style:font-name="Ubuntu1" fo:font-size="10pt" officeooo:rsid="04473353" style:font-size-asian="10pt" style:font-size-complex="10pt"/>
    </style:style>
    <style:style style:name="T285" style:family="text">
      <style:text-properties officeooo:rsid="101b90cf"/>
    </style:style>
    <style:style style:name="T286" style:family="text">
      <style:text-properties officeooo:rsid="101e15d6"/>
    </style:style>
    <style:style style:name="T287" style:family="text">
      <style:text-properties officeooo:rsid="10048e31"/>
    </style:style>
    <style:style style:name="T288" style:family="text">
      <style:text-properties style:text-underline-style="none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7" style:family="text">
      <style:text-properties officeooo:rsid="10a19599"/>
    </style:style>
    <style:style style:name="T308" style:family="text">
      <style:text-properties officeooo:rsid="10b5b188"/>
    </style:style>
    <style:style style:name="T309" style:family="text">
      <style:text-properties officeooo:rsid="10b887a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4"><text:span text:style-name="T192">C</text:span><text:span text:style-name="T191">hecklist voor </text:span><text:span text:style-name="T193">de installatie</text:span><text:span text:style-name="T191"> van </text:span><text:span text:style-name="T191"><text:user-field-get text:name="Distro">Debian</text:user-field-get></text:span><text:span text:style-name="T194"><text:s/></text:span><text:span text:style-name="T194"><text:user-field-get text:name="Version">12</text:user-field-get></text:span><text:span text:style-name="T195"><text:note text:id="ftn1" text:note-class="footnote"><text:note-citation>1</text:note-citation><text:note-body><text:p text:style-name="P27"><text:span text:style-name="T297">D</text:span><text:span text:style-name="T298">eze </text:span><text:span text:style-name="Strong_20_Emphasis"><text:span text:style-name="T295"><text:user-field-get text:name="Distro">Debian</text:user-field-get></text:span></text:span><text:span text:style-name="T299"><text:s/></text:span><text:span text:style-name="T305"><text:user-field-get text:name="Version">12</text:user-field-get></text:span><text:span text:style-name="T305"><text:s/></text:span><text:span text:style-name="Strong_20_Emphasis"><text:span text:style-name="T296">Desktop</text:span></text:span><text:span text:style-name="T298"> (codenaam </text:span><text:span text:style-name="T302">bookworm</text:span><text:span text:style-name="T298">) van </text:span><text:span text:style-name="T304">11 </text:span><text:span text:style-name="T303">juni</text:span><text:span text:style-name="T300"> </text:span><text:span text:style-name="Strong_20_Emphasis"><text:span text:style-name="T306"><text:user-field-get text:name="Releaseyear">2023</text:user-field-get></text:span></text:span><text:span text:style-name="T301"><text:s/></text:span><text:span text:style-name="T298">wordt gedurende 5 jaar ondersteund tot </text:span><text:span text:style-name="T304">30 </text:span><text:span text:style-name="T303">juni</text:span><text:span text:style-name="T298"> 202</text:span><text:span text:style-name="T303">8</text:span><text:span text:style-name="T298">.</text:span></text:p></text:note-body></text:note></text:span><text:span text:style-name="T196"><text:s/></text:span><text:span text:style-name="T198">Desktop</text:span><text:span text:style-name="T197">.</text:span></text:p>
      <text:p text:style-name="P38"/>
      <text:p text:style-name="P38">Dit is een invulbare PDF, afdrukken is niet noodzakelijk.</text:p>
      <text:p text:style-name="P34"/>
      <text:p text:style-name="P98"><text:span text:style-name="T20">Vul </text:span><text:span text:style-name="T17">het</text:span><text:span text:style-name="Strong_20_Emphasis"><text:span text:style-name="T278"> </text:span></text:span><text:span text:style-name="Strong_20_Emphasis"><text:span text:style-name="T279">tekstvak</text:span></text:span><text:span text:style-name="T18"> </text:span><text:span text:style-name="T21">achter</text:span><text:span text:style-name="T17"> de </text:span><text:span text:style-name="T1">&lt;</text:span><text:span text:style-name="T18">woorden&gt;</text:span><text:span text:style-name="T17"> </text:span><text:span text:style-name="T20">in,</text:span><text:span text:style-name="T18"> </text:span><text:span text:style-name="T230">zie </text:span><text:span text:style-name="T265">[</text:span><text:span text:style-name="T230">toelichting</text:span><text:span text:style-name="T265">]</text:span><text:span text:style-name="T18">:</text:span></text:p>
      <text:p text:style-name="P29"><text:span text:style-name="Definition"><text:span text:style-name="T25">&lt;GEBRUIKER&gt;</text:span></text:span><text:span text:style-name="T238"><text:tab/><text:tab/></text:span><text:span text:style-name="T264"> <text:tab/><text:tab/></text:span><text:span text:style-name="T239"><draw:control text:anchor-type="as-char" svg:y="-0.4cm" draw:z-index="16" draw:name="Gebruiker 1" draw:style-name="gr2" draw:text-style-name="P105" svg:width="6.002cm" svg:height="0.6cm" draw:control="control15"><svg:title>Gebruiker</svg:title><svg:desc>Volledige naam, bijv. Jan Stek</svg:desc></draw:control></text:span><text:span text:style-name="T239"><text:tab/> <text:s text:c="2"/></text:span><text:span text:style-name="T240">[</text:span><text:span text:style-name="T241">N</text:span><text:span text:style-name="T233">aam, bijv. </text:span><text:span text:style-name="T235">J</text:span><text:span text:style-name="T260">a</text:span><text:span text:style-name="T235">n </text:span><text:span text:style-name="T260">Jansen</text:span><text:span text:style-name="T261">]</text:span></text:p>
      <text:p text:style-name="P91"><text:span text:style-name="Definition"><text:span text:style-name="T263">&lt;g</text:span></text:span><text:span text:style-name="Definition"><text:span text:style-name="T288">ebruikersnaam&gt;<text:tab/></text:span></text:span><text:span text:style-name="T231"><draw:control text:anchor-type="as-char" svg:y="-0.4cm" draw:z-index="17" draw:name="Gberuikersnaam 2" draw:style-name="gr2" draw:text-style-name="P105" svg:width="6.002cm" svg:height="0.6cm" draw:control="control16"><svg:title>Gebruikersnaam</svg:title><svg:desc>Korte naam, bijv. jan</svg:desc></draw:control></text:span><text:span text:style-name="T231"><text:tab/> <text:s text:c="2"/></text:span><text:span text:style-name="T6">[</text:span><text:span text:style-name="T7">Gebruikers</text:span><text:span text:style-name="T6">naam</text:span><text:span text:style-name="T5">, bijv. </text:span><text:span text:style-name="T216">j</text:span><text:span text:style-name="T217">a</text:span><text:span text:style-name="T216">n</text:span><text:span text:style-name="T218">]</text:span></text:p>
      <text:p text:style-name="P29"><text:span text:style-name="Definition"><text:span text:style-name="T288">&lt;COMPUTERNAAM&gt;</text:span></text:span><text:span text:style-name="T262"><text:tab/><text:tab/></text:span><draw:control text:anchor-type="as-char" svg:y="-0.4cm" draw:z-index="18" draw:name="Computernaam 1" draw:style-name="gr2" draw:text-style-name="P105" svg:width="6.002cm" svg:height="0.6cm" draw:control="control17"><svg:title>Computernaam</svg:title><svg:desc>Unieke naam van de computer</svg:desc></draw:control><text:tab/> <text:s text:c="2"/><text:span text:style-name="T243">[</text:span><text:span text:style-name="T244">N</text:span><text:span text:style-name="T245">aam v.d. compute</text:span><text:span text:style-name="T246">r, </text:span><text:span text:style-name="T247">bijv. </text:span><text:span text:style-name="T248">pc02</text:span><text:span text:style-name="T243">]</text:span></text:p>
      <text:p text:style-name="P29"><text:span text:style-name="Definition"><text:span text:style-name="T258">&lt;GEBRUIKER&gt;<text:tab/></text:span></text:span><text:span text:style-name="T242"><text:tab/></text:span><text:span text:style-name="T264"> <text:tab/><text:tab/></text:span><text:span text:style-name="T239"><draw:control text:anchor-type="as-char" svg:y="-0.4cm" draw:z-index="19" draw:name="Gebruiker 2" draw:style-name="gr2" draw:text-style-name="P106" svg:width="6.002cm" svg:height="0.6cm" draw:control="control18"><svg:title>Gebruiker</svg:title><svg:desc>Volledige naam, bijv. Jan Stek</svg:desc></draw:control></text:span><text:span text:style-name="T239"><text:tab/> <text:s text:c="2"/></text:span><text:span text:style-name="T240">[</text:span><text:span text:style-name="T241">N</text:span><text:span text:style-name="T233">aam </text:span><text:span text:style-name="T236">evt. 2</text:span><text:span text:style-name="T266">e</text:span><text:span text:style-name="T234"> gebruiker</text:span><text:span text:style-name="T237">]</text:span></text:p>
      <text:p text:style-name="P91"><text:span text:style-name="Definition"><text:span text:style-name="T258">&lt;GEBRUIKERSN</text:span></text:span><text:span text:style-name="Definition"><text:span text:style-name="T259">aa</text:span></text:span><text:span text:style-name="Definition"><text:span text:style-name="T258">M&gt;<text:tab/></text:span></text:span><text:span text:style-name="T231"><draw:control text:anchor-type="as-char" svg:y="-0.4cm" draw:z-index="20" draw:name="Gberuikersnaam 1" draw:style-name="gr2" draw:text-style-name="P105" svg:width="6.002cm" svg:height="0.6cm" draw:control="control19"><svg:title>Gebruikersnaam</svg:title><svg:desc>Korte naam, bijv. jan</svg:desc></draw:control></text:span><text:span text:style-name="T231"><text:tab/> <text:s text:c="2"/></text:span><text:span text:style-name="T251">[</text:span><text:span text:style-name="T252">Gebruikers</text:span><text:span text:style-name="T251">naam</text:span><text:span text:style-name="T253"> </text:span><text:span text:style-name="T254">e</text:span><text:span text:style-name="T255">vt. 2</text:span><text:span text:style-name="T267">e</text:span><text:span text:style-name="T255"> </text:span><text:span text:style-name="T256">gebr.</text:span><text:span text:style-name="T257">]</text:span></text:p>
      <text:p text:style-name="P29"><text:span text:style-name="T202">Vervang </text:span><text:span text:style-name="T207">de</text:span><text:span text:style-name="T202"> &lt;</text:span><text:span text:style-name="T203">woorden&gt; </text:span><text:span text:style-name="T202">in deze checklist door </text:span><text:span text:style-name="T207">d</text:span><text:span text:style-name="T209">i</text:span><text:span text:style-name="T207">e </text:span><text:span text:style-name="T208">in </text:span><text:span text:style-name="T209">het</text:span><text:span text:style-name="Strong_20_Emphasis"><text:span text:style-name="T48"> </text:span></text:span><text:span text:style-name="Strong_20_Emphasis"><text:span text:style-name="T71">tekstvak</text:span></text:span><text:span text:style-name="T202">.</text:span></text:p>
      <text:p text:style-name="P31"/>
      <text:p text:style-name="P31"/>
      <text:p text:style-name="P30"><text:span text:style-name="T213">Nog niet op Linux?</text:span><text:span text:style-name="T204"><text:tab/></text:span><text:span text:style-name="T210">G</text:span><text:span text:style-name="T201">ebruik </text:span><text:span text:style-name="Strong_20_Emphasis"><text:span text:style-name="T214">Checklist </text:span></text:span><text:span text:style-name="Strong_20_Emphasis"><text:span text:style-name="T215">overzetten</text:span></text:span><text:span text:style-name="T201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5"> onder </text:span><text:span text:style-name="T212">Linux</text:span><text:span text:style-name="T206">.</text:span></text:p>
      <text:p text:style-name="P22"><text:span text:style-name="T189">Nieuwe installatie?</text:span><text:span text:style-name="T186"><text:tab/></text:span><text:span text:style-name="T188">B</text:span><text:span text:style-name="T186">egin bij hoofdstuk </text:span><text:span text:style-name="T189"><text:bookmark-ref text:reference-format="page" text:ref-name="__RefNumPara__4009_1271708128">2</text:bookmark-ref></text:span><text:span text:style-name="T189"><text:s text:c="2"/></text:span><text:span text:style-name="T190"><text:bookmark-ref text:reference-format="text" text:ref-name="__RefNumPara__4009_1271708128">Installatie uitvoeren</text:bookmark-ref></text:span><text:span text:style-name="T187">.</text:span></text:p>
      <text:p text:style-name="P28"><text:span text:style-name="Strong_20_Emphasis"><text:span text:style-name="T211"/></text:span></text:p>
      <text:p text:style-name="P28"><text:span text:style-name="Strong_20_Emphasis"><text:span text:style-name="T211"/></text:span></text:p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80"><draw:control text:anchor-type="as-char" draw:z-index="2" draw:name="Vorm3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80"><draw:control text:anchor-type="as-char" draw:z-index="9" draw:name="Vorm 2" draw:style-name="gr1" draw:text-style-name="P104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44">Aanmelden als &lt;</text:span></text:span><text:span text:style-name="Definition"><text:span text:style-name="T13">gebruike</text:span></text:span><text:span text:style-name="Definition"><text:span text:style-name="T14">r&gt;</text:span></text:span><text:span text:style-name="Strong_20_Emphasis"><text:span text:style-name="T45"><text:note text:id="ftn2" text:note-class="footnote"><text:note-citation>2</text:note-citation><text:note-body><text:p text:style-name="P23"><text:span text:style-name="T170">E</text:span><text:span text:style-name="T171">v</text:span><text:span text:style-name="T172">en</text:span><text:span text:style-name="T174">t</text:span><text:span text:style-name="T175">uele </text:span><text:span text:style-name="T176">extra </text:span><text:span text:style-name="Definition"><text:span text:style-name="T275">gebruiker</text:span></text:span><text:span text:style-name="T176">s aanmelden </text:span><text:span text:style-name="T177">en dezelfde stappen uitvoeren</text:span><text:span text:style-name="T173">.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4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74"><text:span text:style-name="Strong_20_Emphasis"><text:span text:style-name="T131"><draw:control text:anchor-type="as-char" draw:z-index="21" draw:name="Vorm 5" draw:style-name="gr1" draw:text-style-name="P104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3" office:value-type="string">
            <text:p text:style-name="P88"><text:span text:style-name="Strong_20_Emphasis"><text:span text:style-name="T74">D</text:span></text:span><text:span text:style-name="Strong_20_Emphasis"><text:span text:style-name="T48">ruk op de </text:span></text:span><text:span text:style-name="Strong_20_Emphasis"><text:span text:style-name="T180">Super</text:span></text:span><text:span text:style-name="Strong_20_Emphasis"><text:span text:style-name="T48">-toets</text:span></text:span><text:span text:style-name="Strong_20_Emphasis"><text:span text:style-name="T48"><text:note text:id="ftn3" text:note-class="footnote"><text:note-citation>3</text:note-citation><text:note-body><text:p text:style-name="P24"><text:span text:style-name="T199">De </text:span><text:span text:style-name="T229">Super</text:span><text:span text:style-name="T199">-toets is de Windows-toets, Command-toets </text:span><text:span text:style-name="T200">(Apple)</text:span><text:span text:style-name="T199">, of Vergrootglas-toets </text:span><text:span text:style-name="T200">(Chromebook)</text:span><text:span text:style-name="T199">.</text:span></text:p></text:note-body></text:note></text:span></text:span><text:span text:style-name="Strong_20_Emphasis"><text:span text:style-name="T47">, </text:span></text:span><text:span text:style-name="Strong_20_Emphasis"><text:span text:style-name="T74">t</text:span></text:span><text:span text:style-name="Strong_20_Emphasis"><text:span text:style-name="T49">yp </text:span></text:span><text:span text:style-name="Strong_20_Emphasis"><text:span text:style-name="T97">ter</text:span></text:span><text:span text:style-name="Strong_20_Emphasis"><text:span text:style-name="T98">m</text:span></text:span><text:span text:style-name="Strong_20_Emphasis"><text:span text:style-name="T69"> </text:span></text:span><text:span text:style-name="Strong_20_Emphasis"><text:span text:style-name="T51">e</text:span></text:span><text:span text:style-name="Strong_20_Emphasis"><text:span text:style-name="T46">n </text:span></text:span><text:span text:style-name="Strong_20_Emphasis"><text:span text:style-name="T52">k</text:span></text:span><text:span text:style-name="Strong_20_Emphasis"><text:span text:style-name="T46">lik op het pictogram van </text:span></text:span><text:span text:style-name="Strong_20_Emphasis"><text:span text:style-name="T99">Terminalvenster</text:span></text:span><text:span text:style-name="Strong_20_Emphasis"><text:span text:style-name="T53">.</text:span></text:span><text:span text:style-name="Strong_20_Emphasis"><text:span text:style-name="T50"> 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4"/></text:span></text:p>
          </table:table-cell>
          <table:table-cell table:style-name="_31_._5f_Installatie_5f_voorbereiden.D4" office:value-type="string">
            <text:p text:style-name="P50"><text:span text:style-name="T4">Typ</text:span><text:span text:style-name="Strong_20_Emphasis"><text:span text:style-name="T50"> de</text:span></text:span><text:span text:style-name="Strong_20_Emphasis"><text:span text:style-name="T54">z</text:span></text:span><text:span text:style-name="Strong_20_Emphasis"><text:span text:style-name="T50">e </text:span></text:span><text:span text:style-name="Strong_20_Emphasis"><text:span text:style-name="T55">drie </text:span></text:span><text:span text:style-name="Strong_20_Emphasis"><text:span text:style-name="T50">opdrachten, ieder gevolgd door de </text:span></text:span><text:span text:style-name="Strong_20_Emphasis"><text:span text:style-name="T181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60"><text:span text:style-name="User_20_Entry"><text:span text:style-name="T27">sudo</text:span></text:span><text:span text:style-name="User_20_Entry"><text:span text:style-name="T28"> </text:span></text:span><text:span text:style-name="User_20_Entry"><text:span text:style-name="T2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90"><text:span text:style-name="User_20_Entry"><text:span text:style-name="T28">wget karelzimmer.nl/</text:span></text:span><text:span text:style-name="User_20_Entry"><text:span text:style-name="T184">get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7" office:value-type="string">
            <text:p text:style-name="P90"><text:span text:style-name="User_20_Entry"><text:span text:style-name="T28">bash </text:span></text:span><text:span text:style-name="User_20_Entry"><text:span text:style-name="T29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52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74"><text:span text:style-name="Strong_20_Emphasis"><text:span text:style-name="T131"><draw:control text:anchor-type="as-char" draw:z-index="22" draw:name="Vorm 7" draw:style-name="gr1" draw:text-style-name="P104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31"><draw:control text:anchor-type="as-char" draw:z-index="23" draw:name="Vorm 8" draw:style-name="gr1" draw:text-style-name="P104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7"><text:span text:style-name="Strong_20_Emphasis"><text:span text:style-name="T73">D</text:span></text:span><text:span text:style-name="Strong_20_Emphasis"><text:span text:style-name="T67">ruk</text:span></text:span><text:span text:style-name="Strong_20_Emphasis"><text:span text:style-name="T47"> op</text:span></text:span><text:span text:style-name="Strong_20_Emphasis"><text:span text:style-name="T53"> de </text:span></text:span><text:span text:style-name="Strong_20_Emphasis"><text:span text:style-name="T180">Super</text:span></text:span><text:span text:style-name="Strong_20_Emphasis"><text:span text:style-name="T53">-toets</text:span></text:span><text:span text:style-name="Strong_20_Emphasis"><text:span text:style-name="T183"><text:note-ref text:note-class="footnote" text:reference-format="text" text:ref-name="ftn3">3</text:note-ref></text:span></text:span><text:span text:style-name="Strong_20_Emphasis"><text:span text:style-name="T53">, </text:span></text:span><text:span text:style-name="Strong_20_Emphasis"><text:span text:style-name="T73">t</text:span></text:span><text:span text:style-name="Strong_20_Emphasis"><text:span text:style-name="T49">yp </text:span></text:span><text:span text:style-name="Strong_20_Emphasis"><text:span text:style-name="T100">men</text:span></text:span><text:span text:style-name="Strong_20_Emphasis"><text:span text:style-name="T101">u</text:span></text:span><text:span text:style-name="Strong_20_Emphasis"><text:span text:style-name="T48"> </text:span></text:span><text:span text:style-name="Strong_20_Emphasis"><text:span text:style-name="T59">e</text:span></text:span><text:span text:style-name="Strong_20_Emphasis"><text:span text:style-name="T46">n </text:span></text:span><text:span text:style-name="Strong_20_Emphasis"><text:span text:style-name="T52">k</text:span></text:span><text:span text:style-name="Strong_20_Emphasis"><text:span text:style-name="T46">lik op het pictogram van</text:span></text:span><text:span text:style-name="Strong_20_Emphasis"><text:span text:style-name="T81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9"><text:span text:style-name="Strong_20_Emphasis"><text:span text:style-name="T70">Selecteer</text:span></text:span><text:span text:style-name="Strong_20_Emphasis"><text:span text:style-name="T57"> </text:span></text:span><text:span text:style-name="Strong_20_Emphasis"><text:span text:style-name="T118">1</text:span></text:span><text:span text:style-name="Strong_20_Emphasis"><text:span text:style-name="T95"> </text:span></text:span><text:span text:style-name="Strong_20_Emphasis"><text:span text:style-name="T96">Installatie voorbereiden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2" office:value-type="string">
            <text:p text:style-name="P53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36"/>
      <text:list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80"><draw:control text:anchor-type="as-char" draw:z-index="3" draw:name="Vorm9" draw:style-name="gr1" draw:text-style-name="P104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9"><text:span text:style-name="T225">Start de computer op vanaf</text:span><text:span text:style-name="T225"><text:note text:id="ftn4" text:note-class="footnote"><text:note-citation>1</text:note-citation><text:note-body><text:p text:style-name="P85"><text:span text:style-name="T164">B</text:span><text:span text:style-name="T163">ootmenu/</text:span><text:span text:style-name="T164">S</text:span><text:span text:style-name="T163">etup</text:span><text:span text:style-name="T161"> via </text:span><text:span text:style-name="T159">é</text:span><text:span text:style-name="T160">é</text:span><text:span text:style-name="T164">n van de </text:span><text:span text:style-name="Definition"><text:span text:style-name="T162">Veelgebruikte toetsen: </text:span></text:span><text:span text:style-name="User_20_Entry"><text:span text:style-name="T182">Esc</text:span></text:span><text:span text:style-name="User_20_Entry"><text:span text:style-name="T168">,</text:span></text:span><text:span text:style-name="Definition"><text:span text:style-name="T165"> </text:span></text:span><text:span text:style-name="User_20_Entry"><text:span text:style-name="T182">Delete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82">F1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82">F2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82">F9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82">F10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82">F11</text:span></text:span><text:span text:style-name="User_20_Entry"><text:span text:style-name="T169">,</text:span></text:span><text:span text:style-name="Definition"><text:span text:style-name="T165"> </text:span></text:span><text:span text:style-name="Definition"><text:span text:style-name="T166">o</text:span></text:span><text:span text:style-name="Definition"><text:span text:style-name="T167">f</text:span></text:span><text:span text:style-name="Definition"><text:span text:style-name="T165"> </text:span></text:span><text:span text:style-name="User_20_Entry"><text:span text:style-name="T182">F12</text:span></text:span><text:span text:style-name="User_20_Entry"><text:span text:style-name="T169">.</text:span></text:span></text:p></text:note-body></text:note></text:span><text:span text:style-name="T225"> </text:span><text:span text:style-name="T226">een </text:span><text:span text:style-name="T221"><text:user-field-get text:name="Distro">Debian</text:user-field-get></text:span><text:span text:style-name="T222"><text:s/></text:span><text:span text:style-name="T222"><text:user-field-get text:name="Version">12</text:user-field-get></text:span><text:span text:style-name="T222"><text:s/></text:span><text:span text:style-name="T224">Desktop</text:span><text:span text:style-name="Strong_20_Emphasis"><text:span text:style-name="T223"> </text:span></text:span><text:span text:style-name="T227">Live</text:span><text:span text:style-name="T127"><text:note text:id="ftn5" text:note-class="footnote"><text:note-citation>2</text:note-citation><text:note-body><text:p text:style-name="P26"><text:span text:style-name="T268">Vanaf een </text:span><text:span text:style-name="T282">L</text:span><text:span text:style-name="T268">ive </text:span><text:span text:style-name="T283">USB</text:span><text:span text:style-name="T272">-stick</text:span><text:span text:style-name="T284"> </text:span><text:span text:style-name="T268">kunt u opstarten en </text:span><text:span text:style-name="T273">met </text:span><text:span text:style-name="Strong_20_Emphasis"><text:span text:style-name="T228"><text:user-field-get text:name="Distro">Debian</text:user-field-get></text:span></text:span><text:span text:style-name="Strong_20_Emphasis"><text:span text:style-name="T228"><text:s/></text:span></text:span><text:span text:style-name="T268">werken zonder enige bestanden op de harde schijf te wijzigen en maakt ook installatie van </text:span><text:span text:style-name="Strong_20_Emphasis"><text:span text:style-name="T228"><text:user-field-get text:name="Distro">Debian</text:user-field-get></text:span></text:span><text:span text:style-name="Strong_20_Emphasis"><text:span text:style-name="T228"><text:s/></text:span></text:span><text:span text:style-name="T268">mogelijk.</text:span></text:p></text:note-body></text:note></text:span><text:span text:style-name="T126"> </text:span><text:span text:style-name="T130">USB</text:span><text:span text:style-name="T128">-stick</text:span><text:span text:style-name="T128"><text:note text:id="ftn6" text:note-class="footnote"><text:note-citation>3</text:note-citation><text:note-body><text:p text:style-name="P84"><text:span text:style-name="Strong_20_Emphasis"><text:span text:style-name="T147">Maak een opstartbare USB-stick</text:span></text:span><text:span text:style-name="Strong_20_Emphasis"><text:span text:style-name="T143">:<text:line-break/></text:span></text:span><text:span text:style-name="T19">D</text:span><text:span text:style-name="Strong_20_Emphasis"><text:span text:style-name="T134">ow</text:span></text:span><text:span text:style-name="Strong_20_Emphasis"><text:span text:style-name="T135">nload </text:span></text:span><text:span text:style-name="Strong_20_Emphasis"><text:span text:style-name="T132">e</text:span></text:span><text:span text:style-name="Strong_20_Emphasis"><text:span text:style-name="T136">e</text:span></text:span><text:span text:style-name="Strong_20_Emphasis"><text:span text:style-name="T137">n</text:span></text:span><text:span text:style-name="Strong_20_Emphasis"><text:span text:style-name="T158"> </text:span></text:span><text:span text:style-name="Strong_20_Emphasis"><text:span text:style-name="T179">CD</text:span></text:span><text:span text:style-name="Strong_20_Emphasis"><text:span text:style-name="T178">-beeldbestand</text:span></text:span><text:span text:style-name="Strong_20_Emphasis"><text:span text:style-name="T135"> </text:span></text:span><text:span text:style-name="Strong_20_Emphasis"><text:span text:style-name="T141">(.iso) </text:span></text:span><text:span text:style-name="Strong_20_Emphasis"><text:span text:style-name="T138">v</text:span></text:span><text:span text:style-name="Strong_20_Emphasis"><text:span text:style-name="T139">anaf</text:span></text:span><text:span text:style-name="Strong_20_Emphasis"><text:span text:style-name="T140"> </text:span></text:span><text:a xlink:type="simple" xlink:href="https://www.debian.org/" text:style-name="Internet_20_link" text:visited-style-name="Visited_20_Internet_20_Link"><text:span text:style-name="Strong_20_Emphasis"><text:span text:style-name="T276">debian.org</text:span></text:span></text:a><text:span text:style-name="Strong_20_Emphasis"><text:span text:style-name="T140">, </text:span></text:span><text:span text:style-name="Strong_20_Emphasis"><text:span text:style-name="T142">klik </text:span></text:span><text:span text:style-name="Strong_20_Emphasis"><text:span text:style-name="T145">op </text:span></text:span><text:span text:style-name="Strong_20_Emphasis"><text:span text:style-name="T150">Andere</text:span></text:span><text:span text:style-name="Strong_20_Emphasis"><text:span text:style-name="T149"> downloads</text:span></text:span><text:span text:style-name="Strong_20_Emphasis"><text:span text:style-name="T145"> (onder Download</text:span></text:span><text:span text:style-name="Strong_20_Emphasis"><text:span text:style-name="T146">en</text:span></text:span><text:span text:style-name="Strong_20_Emphasis"><text:span text:style-name="T145">) en vervolgens op </text:span></text:span><text:span text:style-name="Strong_20_Emphasis"><text:span text:style-name="T149">Live-Gnome</text:span></text:span><text:span text:style-name="Strong_20_Emphasis"><text:span text:style-name="T145"> (onder </text:span></text:span><text:span text:style-name="Strong_20_Emphasis"><text:span text:style-name="T145"><text:user-field-get text:name="Distro">Debian</text:user-field-get></text:span></text:span><text:span text:style-name="Strong_20_Emphasis"><text:span text:style-name="T145"><text:s/>Live </text:span></text:span><text:span text:style-name="Strong_20_Emphasis"><text:span text:style-name="T146">uitproberen voordat u installeert</text:span></text:span><text:span text:style-name="Strong_20_Emphasis"><text:span text:style-name="T145">).</text:span></text:span></text:p><text:p text:style-name="P83"><text:span text:style-name="Strong_20_Emphasis"><text:span text:style-name="T144"><text:tab/>De volgende stappen staan beschreven in </text:span></text:span><text:span text:style-name="Strong_20_Emphasis"><text:span text:style-name="T148">Linux informatie</text:span></text:span><text:span text:style-name="Strong_20_Emphasis"><text:span text:style-name="T144">, te vinden op </text:span></text:span><text:a xlink:type="simple" xlink:href="https://karelzimmer.nl/" text:style-name="Internet_20_link" text:visited-style-name="Visited_20_Internet_20_Link"><text:span text:style-name="Strong_20_Emphasis"><text:span text:style-name="T277">karelzimmer.nl</text:span></text:span></text:a><text:span text:style-name="Strong_20_Emphasis"><text:span text:style-name="T144">, onder </text:span></text:span><text:span text:style-name="Strong_20_Emphasis"><text:span text:style-name="T148">Linux</text:span></text:span><text:span text:style-name="Strong_20_Emphasis"><text:span text:style-name="T144">.</text:span></text:span></text:p></text:note-body></text:note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44"/></text:span></text:p>
          </table:table-cell>
          <table:table-cell table:style-name="_32_._5f_Installatie_5f_uitvoeren.C2" office:value-type="string">
            <text:p text:style-name="P43"><text:span text:style-name="Strong_20_Emphasis"><text:span text:style-name="T70">Selecteer</text:span></text:span><text:span text:style-name="Strong_20_Emphasis"><text:span text:style-name="T86"> </text:span></text:span><text:span text:style-name="Strong_20_Emphasis"><text:span text:style-name="T106">Live </text:span></text:span><text:span text:style-name="Strong_20_Emphasis"><text:span text:style-name="T107">system (amd64)</text:span></text:span><text:span text:style-name="Strong_20_Emphasis"><text:span text:style-name="T84"> </text:span></text:span><text:span text:style-name="Strong_20_Emphasis"><text:span text:style-name="T87">en druk op de</text:span></text:span><text:span text:style-name="Strong_20_Emphasis"><text:span text:style-name="T50"> </text:span></text:span><text:span text:style-name="Strong_20_Emphasis"><text:span text:style-name="T181">Enter</text:span></text:span><text:span text:style-name="Strong_20_Emphasis"><text:span text:style-name="T46">-toet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2"><text:span text:style-name="Strong_20_Emphasis"><text:span text:style-name="T80"><draw:control text:anchor-type="as-char" draw:z-index="13" draw:name="Vorm13_ 2" draw:style-name="gr1" draw:text-style-name="P104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39"><text:span text:style-name="Strong_20_Emphasis"><text:span text:style-name="T31">Doorloop de 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5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80"><draw:control text:anchor-type="as-char" draw:z-index="6" draw:name="Vorm13_1" draw:style-name="gr1" draw:text-style-name="P104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8"><text:span text:style-name="Strong_20_Emphasis"><text:span text:style-name="T35">Start de installatie</text:span></text:span><text:span text:style-name="Strong_20_Emphasis"><text:span text:style-name="T89"> </text:span></text:span><text:span text:style-name="Strong_20_Emphasis"><text:span text:style-name="T46">via </text:span></text:span><text:span text:style-name="Strong_20_Emphasis"><text:span text:style-name="T47">een </text:span></text:span><text:span text:style-name="Strong_20_Emphasis"><text:span text:style-name="T61">klik op </text:span></text:span><text:span text:style-name="Strong_20_Emphasis"><text:span text:style-name="T102">Activities</text:span></text:span><text:span text:style-name="Strong_20_Emphasis"><text:span text:style-name="T61"> en </text:span></text:span><text:span text:style-name="Strong_20_Emphasis"><text:span text:style-name="T62">een </text:span></text:span><text:span text:style-name="Strong_20_Emphasis"><text:span text:style-name="T61">klik op</text:span></text:span><text:span text:style-name="Strong_20_Emphasis"><text:span text:style-name="T63"> </text:span></text:span><text:span text:style-name="Strong_20_Emphasis"><text:span text:style-name="T103">Install Debia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82"><text:span text:style-name="T287">Typ '</text:span><text:span text:style-name="T281">live</text:span><text:span text:style-name="T287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8" office:value-type="string">
            <text:p text:style-name="P45"><text:span text:style-name="Strong_20_Emphasis"><text:span text:style-name="T32">V</text:span></text:span><text:span text:style-name="Strong_20_Emphasis"><text:span text:style-name="T33">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text:span text:style-name="Strong_20_Emphasis"><text:span text:style-name="T80"><draw:control text:anchor-type="as-char" draw:z-index="8" draw:name="Vorm13_ 1" draw:style-name="gr1" draw:text-style-name="P104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7"><text:span text:style-name="Strong_20_Emphasis"><text:span text:style-name="T35">Bij </text:span></text:span><text:span text:style-name="Strong_20_Emphasis"><text:span text:style-name="T110">Welcome</text:span></text:span><text:span text:style-name="Strong_20_Emphasis"><text:span text:style-name="T35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11" office:value-type="string">
            <text:p text:style-name="P80"><text:span text:style-name="Strong_20_Emphasis"><text:span text:style-name="T42">K</text:span></text:span><text:span text:style-name="Strong_20_Emphasis"><text:span text:style-name="T35">ies </text:span></text:span><text:span text:style-name="Strong_20_Emphasis"><text:span text:style-name="T110">Nederlands</text:span></text:span><text:span text:style-name="Strong_20_Emphasis"><text:span text:style-name="T35"> </text:span></text:span><text:span text:style-name="Strong_20_Emphasis"><text:span text:style-name="T43">en klik op </text:span></text:span><text:span text:style-name="Strong_20_Emphasis"><text:span text:style-name="T114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11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3"><text:span text:style-name="Strong_20_Emphasis"><text:span text:style-name="T80"><draw:control text:anchor-type="as-char" draw:z-index="14" draw:name="Vorm13_ 3" draw:style-name="gr1" draw:text-style-name="P104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8">Bij <text:span text:style-name="T269">Locatie</text:span>: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4" office:value-type="string">
            <text:p text:style-name="P20"><text:span text:style-name="T285">B</text:span>ij <text:span text:style-name="T269">Regio</text:span> <text:span text:style-name="T285">kies</text:span> <text:span text:style-name="T269">Europa</text:span> <text:span text:style-name="T308">en </text:span><text:span text:style-name="Strong_20_Emphasis"><text:span text:style-name="T88">klik op </text:span></text:span><text:span text:style-name="Strong_20_Emphasis"><text:span text:style-name="T115">Volgende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3"><text:span text:style-name="Strong_20_Emphasis"><text:span text:style-name="T80"><draw:control text:anchor-type="as-char" draw:z-index="15" draw:name="Vorm13_ 4" draw:style-name="gr1" draw:text-style-name="P104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8">Bij <text:span text:style-name="T269">Toetsenbord</text:span>: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17" office:value-type="string">
            <text:p text:style-name="P20"><text:span text:style-name="T286">K</text:span>ies <text:span text:style-name="T269">English (US)</text:span> <text:span text:style-name="T307">en </text:span><text:span text:style-name="Strong_20_Emphasis"><text:span text:style-name="T307">English (US, intl., with dead keys)</text:span></text:span><text:span text:style-name="T307">, </text:span><text:span text:style-name="T308">en </text:span><text:span text:style-name="Strong_20_Emphasis"><text:span text:style-name="T88">klik op </text:span></text:span><text:span text:style-name="Strong_20_Emphasis"><text:span text:style-name="T115">Volgende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3"><text:span text:style-name="Strong_20_Emphasis"><text:span text:style-name="T80"><draw:control text:anchor-type="as-char" draw:z-index="28" draw:name="Vorm13_ 5" draw:style-name="gr1" draw:text-style-name="P104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8">Bij <text:span text:style-name="T270">Partities</text:span>: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19" office:value-type="string">
            <text:p text:style-name="P20"><text:span text:style-name="T286">K</text:span>ies <text:span text:style-name="T308">de juiste opties en </text:span><text:span text:style-name="Strong_20_Emphasis"><text:span text:style-name="T88">klik op </text:span></text:span><text:span text:style-name="Strong_20_Emphasis"><text:span text:style-name="T115">Volgende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80"><draw:control text:anchor-type="as-char" draw:z-index="4" draw:name="Vorm13" draw:style-name="gr1" draw:text-style-name="P104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6"><text:span text:style-name="Strong_20_Emphasis"><text:span text:style-name="T83">Bij </text:span></text:span><text:span text:style-name="Strong_20_Emphasis"><text:span text:style-name="T105">Gebruikers</text:span></text:span><text:span text:style-name="Strong_20_Emphasis"><text:span text:style-name="T8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4" office:value-type="string">
            <text:p text:style-name="P75"><text:span text:style-name="Strong_20_Emphasis"><text:span text:style-name="T85">V</text:span></text:span><text:span text:style-name="Strong_20_Emphasis"><text:span text:style-name="T83">ul in </text:span></text:span><text:span text:style-name="Strong_20_Emphasis"><text:span text:style-name="T111">Wat is je naam?</text:span></text:span><text:span text:style-name="Strong_20_Emphasis"><text:span text:style-name="T37"> &lt;</text:span></text:span><text:span text:style-name="Definition"><text:span text:style-name="T15">gebruiker&gt;</text:span></text:span><text:span text:style-name="Strong_20_Emphasis"><text:span text:style-name="T78">,</text:span></text:span><text:span text:style-name="Strong_20_Emphasis"><text:span text:style-name="T79"><text:line-break/></text:span></text:span><text:span text:style-name="Strong_20_Emphasis"><text:span text:style-name="T111">Welke naam wil je gebruiken om in te loggen?</text:span></text:span><text:span text:style-name="Strong_20_Emphasis"><text:span text:style-name="T38"> &lt;</text:span></text:span><text:span text:style-name="Definition"><text:span text:style-name="T16">gebruikers</text:span></text:span><text:span text:style-name="Definition"><text:span text:style-name="T15">naam&gt;</text:span></text:span><text:span text:style-name="Strong_20_Emphasis"><text:span text:style-name="T35">,<text:line-break/></text:span></text:span><text:span text:style-name="Strong_20_Emphasis"><text:span text:style-name="T112">Wat is de </text:span></text:span><text:span text:style-name="Strong_20_Emphasis"><text:span text:style-name="T111">naam van deze </text:span></text:span><text:span text:style-name="Strong_20_Emphasis"><text:span text:style-name="T112">computer</text:span></text:span><text:span text:style-name="Strong_20_Emphasis"><text:span text:style-name="T39"> &lt;</text:span></text:span><text:span text:style-name="Definition"><text:span text:style-name="T15">computernaam&gt;</text:span></text:span><text:span text:style-name="Strong_20_Emphasis"><text:span text:style-name="T37">,</text:span></text:span></text:p>
            <text:p text:style-name="P93"><text:span text:style-name="Strong_20_Emphasis"><text:span text:style-name="T38">v</text:span></text:span><text:span text:style-name="Strong_20_Emphasis"><text:span text:style-name="T37">ul </text:span></text:span><text:span text:style-name="Strong_20_Emphasis"><text:span text:style-name="T40">tweemaal het </text:span></text:span><text:span text:style-name="Strong_20_Emphasis"><text:span text:style-name="T113">wachtwoord</text:span></text:span><text:span text:style-name="Strong_20_Emphasis"><text:span text:style-name="T40"> </text:span></text:span><text:span text:style-name="Strong_20_Emphasis"><text:span text:style-name="T37">in</text:span></text:span><text:span text:style-name="Strong_20_Emphasis"><text:span text:style-name="T34"> </text:span></text:span><text:span text:style-name="Strong_20_Emphasis"><text:span text:style-name="T43">en klik op </text:span></text:span><text:span text:style-name="Strong_20_Emphasis"><text:span text:style-name="T114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4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80"><draw:control text:anchor-type="as-char" draw:z-index="30" draw:name="Vorm 4" draw:style-name="gr1" draw:text-style-name="P104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6"><text:span text:style-name="Strong_20_Emphasis"><text:span text:style-name="T83">Bij </text:span></text:span><text:span text:style-name="Strong_20_Emphasis"><text:span text:style-name="T108">Samenvatting</text:span></text:span><text:span text:style-name="Strong_20_Emphasis"><text:span text:style-name="T8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4" office:value-type="string">
            <text:p text:style-name="P92">Controleer de gemaakte keuzes en klik op <text:span text:style-name="T269">Installe</text:span><text:span text:style-name="T271">e</text:span><text:span text:style-name="T269">r</text:span>.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4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80"><draw:control text:anchor-type="as-char" draw:z-index="31" draw:name="Vorm 11" draw:style-name="gr1" draw:text-style-name="P104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6"><text:span text:style-name="Strong_20_Emphasis"><text:span text:style-name="T83">Bij </text:span></text:span><text:span text:style-name="Strong_20_Emphasis"><text:span text:style-name="T109">Installeer</text:span></text:span><text:span text:style-name="Strong_20_Emphasis"><text:span text:style-name="T8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4" office:value-type="string">
            <text:p text:style-name="P92"><text:span text:style-name="T309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4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80"><draw:control text:anchor-type="as-char" draw:z-index="29" draw:name="Vorm 3" draw:style-name="gr1" draw:text-style-name="P104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6"><text:span text:style-name="Strong_20_Emphasis"><text:span text:style-name="T83">Bij </text:span></text:span><text:span text:style-name="Strong_20_Emphasis"><text:span text:style-name="T108">Beëindigen</text:span></text:span><text:span text:style-name="Strong_20_Emphasis"><text:span text:style-name="T8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33" office:value-type="string">
            <text:p text:style-name="P92">Zorg dat <text:span text:style-name="T269">Nu herstarten</text:span> is aangevinkt en klik op <text:span text:style-name="T269">Voltooid</text:span>.</text:p>
          </table:table-cell>
        </table:table-row>
      </table:table>
      <text:p text:style-name="P46"><text:span text:style-name="Strong_20_Emphasis"><text:span text:style-name="T90"/></text:span></text:p>
      <text:list text:continue-numbering="true" text:style-name="L1">
        <text:list-item>
          <text:p text:style-name="P99"><text:span text:style-name="Strong_20_Emphasis"><text:span text:style-name="T120">Installatie </text:span></text:span><text:span text:style-name="Strong_20_Emphasis"><text:span text:style-name="T121">afronden</text:span></text:span></text:p>
        </text:list-item>
      </text:list>
      <text:p text:style-name="P47"><text:span text:style-name="Strong_20_Emphasis"><text:span text:style-name="T4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80"><draw:control text:anchor-type="as-char" draw:z-index="5" draw:name="Vorm22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103"><text:span text:style-name="Strong_20_Emphasis"><text:span text:style-name="T41">Aanmelden als </text:span></text:span><text:span text:style-name="Strong_20_Emphasis"><text:span text:style-name="T44">&lt;</text:span></text:span><text:span text:style-name="Definition"><text:span text:style-name="T13">gebruike</text:span></text:span><text:span text:style-name="Definition"><text:span text:style-name="T14">r&gt;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6"><text:span text:style-name="Strong_20_Emphasis"><text:span text:style-name="T82"><draw:control text:anchor-type="as-char" draw:z-index="11" draw:name="Vorm 1" draw:style-name="gr1" draw:text-style-name="P104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4"><text:span text:style-name="Strong_20_Emphasis"><text:span text:style-name="T30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4"><text:span text:style-name="Strong_20_Emphasis"><text:span text:style-name="T131"><draw:control text:anchor-type="as-char" draw:z-index="24" draw:name="Vorm4" draw:style-name="gr1" draw:text-style-name="P104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89"><text:span text:style-name="Strong_20_Emphasis"><text:span text:style-name="T76">D</text:span></text:span><text:span text:style-name="Strong_20_Emphasis"><text:span text:style-name="T67">ruk</text:span></text:span><text:span text:style-name="Strong_20_Emphasis"><text:span text:style-name="T47"> op</text:span></text:span><text:span text:style-name="Strong_20_Emphasis"><text:span text:style-name="T53"> de </text:span></text:span><text:span text:style-name="Strong_20_Emphasis"><text:span text:style-name="T180">Super</text:span></text:span><text:span text:style-name="Strong_20_Emphasis"><text:span text:style-name="T53">-toets</text:span></text:span><text:span text:style-name="Strong_20_Emphasis"><text:span text:style-name="T48"><text:note text:id="ftn7" text:note-class="footnote"><text:note-citation>1</text:note-citation><text:note-body><text:p text:style-name="P25"><text:span text:style-name="T199">De </text:span><text:span text:style-name="T229">Super</text:span><text:span text:style-name="T199">-toets is de Windows-toets, Command-toets </text:span><text:span text:style-name="T200">(Apple)</text:span><text:span text:style-name="T199">, of Vergrootglas-toets </text:span><text:span text:style-name="T200">(Chromebook)</text:span><text:span text:style-name="T199">.</text:span></text:p></text:note-body></text:note></text:span></text:span><text:span text:style-name="Strong_20_Emphasis"><text:span text:style-name="T53">, </text:span></text:span><text:span text:style-name="Strong_20_Emphasis"><text:span text:style-name="T76">t</text:span></text:span><text:span text:style-name="Strong_20_Emphasis"><text:span text:style-name="T49">yp </text:span></text:span><text:span text:style-name="Strong_20_Emphasis"><text:span text:style-name="T97">ter</text:span></text:span><text:span text:style-name="Strong_20_Emphasis"><text:span text:style-name="T98">m</text:span></text:span><text:span text:style-name="Strong_20_Emphasis"><text:span text:style-name="T50"> </text:span></text:span><text:span text:style-name="Strong_20_Emphasis"><text:span text:style-name="T51">e</text:span></text:span><text:span text:style-name="Strong_20_Emphasis"><text:span text:style-name="T46">n </text:span></text:span><text:span text:style-name="Strong_20_Emphasis"><text:span text:style-name="T52">k</text:span></text:span><text:span text:style-name="Strong_20_Emphasis"><text:span text:style-name="T46">lik op het pictogram van </text:span></text:span><text:span text:style-name="Strong_20_Emphasis"><text:span text:style-name="T99">Terminalvenst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4"/></text:span></text:p>
          </table:table-cell>
          <table:table-cell table:style-name="_33_._5f_Installatie_5f_afronden.C6" office:value-type="string">
            <text:p text:style-name="P49"><text:span text:style-name="T4">Typ</text:span><text:span text:style-name="Strong_20_Emphasis"><text:span text:style-name="T50"> de</text:span></text:span><text:span text:style-name="Strong_20_Emphasis"><text:span text:style-name="T64">z</text:span></text:span><text:span text:style-name="Strong_20_Emphasis"><text:span text:style-name="T65">e</text:span></text:span><text:span text:style-name="Strong_20_Emphasis"><text:span text:style-name="T50"> </text:span></text:span><text:span text:style-name="Strong_20_Emphasis"><text:span text:style-name="T55">drie </text:span></text:span><text:span text:style-name="Strong_20_Emphasis"><text:span text:style-name="T50">opdrachten, ieder gevolgd door de </text:span></text:span><text:span text:style-name="Strong_20_Emphasis"><text:span text:style-name="T181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60"><text:span text:style-name="User_20_Entry"><text:span text:style-name="T27">sudo</text:span></text:span><text:span text:style-name="User_20_Entry"><text:span text:style-name="T28"> </text:span></text:span><text:span text:style-name="User_20_Entry"><text:span text:style-name="T2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90"><text:span text:style-name="User_20_Entry"><text:span text:style-name="T28">wget karelzimmer.nl/</text:span></text:span><text:span text:style-name="User_20_Entry"><text:span text:style-name="T184">getkz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9" office:value-type="string">
            <text:p text:style-name="P90"><text:span text:style-name="User_20_Entry"><text:span text:style-name="T28">bash </text:span></text:span><text:span text:style-name="User_20_Entry"><text:span text:style-name="T29">g</text:span></text:span><text:span text:style-name="User_20_Entry"><text:span text:style-name="T185">et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51"><text:span text:style-name="Strong_20_Emphasis"><text:span text:style-name="T55">V</text:span>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74"><text:span text:style-name="Strong_20_Emphasis"><text:span text:style-name="T131"><draw:control text:anchor-type="as-char" draw:z-index="25" draw:name="Vorm 6" draw:style-name="gr1" draw:text-style-name="P104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6"><text:span text:style-name="Strong_20_Emphasis"><text:span text:style-name="T72">D</text:span></text:span><text:span text:style-name="Strong_20_Emphasis"><text:span text:style-name="T67">ruk</text:span></text:span><text:span text:style-name="Strong_20_Emphasis"><text:span text:style-name="T47"> op</text:span></text:span><text:span text:style-name="Strong_20_Emphasis"><text:span text:style-name="T53"> de </text:span></text:span><text:span text:style-name="Strong_20_Emphasis"><text:span text:style-name="T180">Super</text:span></text:span><text:span text:style-name="Strong_20_Emphasis"><text:span text:style-name="T53">-toets</text:span></text:span><text:span text:style-name="Strong_20_Emphasis"><text:span text:style-name="T183"><text:note-ref text:note-class="footnote" text:reference-format="text" text:ref-name="ftn7">1</text:note-ref></text:span></text:span><text:span text:style-name="Strong_20_Emphasis"><text:span text:style-name="T53">, </text:span></text:span><text:span text:style-name="Strong_20_Emphasis"><text:span text:style-name="T72">t</text:span></text:span><text:span text:style-name="Strong_20_Emphasis"><text:span text:style-name="T49">yp </text:span></text:span><text:span text:style-name="Strong_20_Emphasis"><text:span text:style-name="T104">men</text:span></text:span><text:span text:style-name="Strong_20_Emphasis"><text:span text:style-name="T101">u</text:span></text:span><text:span text:style-name="Strong_20_Emphasis"><text:span text:style-name="T48"> </text:span></text:span><text:span text:style-name="Strong_20_Emphasis"><text:span text:style-name="T51">e</text:span></text:span><text:span text:style-name="Strong_20_Emphasis"><text:span text:style-name="T46">n </text:span></text:span><text:span text:style-name="Strong_20_Emphasis"><text:span text:style-name="T52">k</text:span></text:span><text:span text:style-name="Strong_20_Emphasis"><text:span text:style-name="T46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4"/></text:span></text:p>
          </table:table-cell>
          <table:table-cell table:style-name="_33_._5f_Installatie_5f_afronden.C13" office:value-type="string">
            <text:p text:style-name="P81"><text:span text:style-name="Strong_20_Emphasis"><text:span text:style-name="T70">Selecteer</text:span></text:span><text:span text:style-name="Strong_20_Emphasis"><text:span text:style-name="T60"> </text:span></text:span><text:span text:style-name="Strong_20_Emphasis"><text:span text:style-name="T119">3</text:span></text:span><text:span text:style-name="Strong_20_Emphasis"><text:span text:style-name="T91"> </text:span></text:span><text:span text:style-name="Strong_20_Emphasis"><text:span text:style-name="T92">Installatie</text:span></text:span><text:span text:style-name="Strong_20_Emphasis"><text:span text:style-name="T93"> </text:span></text:span><text:span text:style-name="Strong_20_Emphasis"><text:span text:style-name="T94">afronden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4" office:value-type="string">
            <text:p text:style-name="P53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47"><text:span text:style-name="Strong_20_Emphasis"><text:span text:style-name="T41"><text:tab/></text:span></text:span></text:p>
      <text:p text:style-name="P48"><text:span text:style-name="Strong_20_Emphasis"><text:span text:style-name="T57"><text:tab/></text:span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80"><draw:control text:anchor-type="as-char" draw:z-index="7" draw:name="Vorm36_0" draw:style-name="gr1" draw:text-style-name="P104" svg:width="0.35cm" svg:height="0.35cm" draw:control="control6"/></text:span></text:span></text:p>
          </table:table-cell>
          <table:table-cell table:style-name="Tabel2.A1" office:value-type="string">
            <text:p text:style-name="P70"><text:span text:style-name="Strong_20_Emphasis"><text:span text:style-name="T80"><draw:control text:anchor-type="as-char" draw:z-index="10" draw:name="Vorm36_ 1" draw:style-name="gr1" draw:text-style-name="P104" svg:width="0.35cm" svg:height="0.35cm" draw:control="control9"/></text:span></text:span></text:p>
          </table:table-cell>
          <table:table-cell table:style-name="Tabel2.D1" office:value-type="string">
            <text:p text:style-name="P100"><text:span text:style-name="Strong_20_Emphasis"><text:span text:style-name="T41">Aanmelden als </text:span></text:span><text:span text:style-name="Strong_20_Emphasis"><text:span text:style-name="T44">&lt;</text:span></text:span><text:span text:style-name="Definition"><text:span text:style-name="T13">gebruike</text:span></text:span><text:span text:style-name="Definition"><text:span text:style-name="T14">r&gt;</text:span></text:span><text:span text:style-name="Strong_20_Emphasis"><text:span text:style-name="T45"><text:note text:id="ftn8" text:note-class="footnote"><text:note-citation>1</text:note-citation><text:note-body><text:p text:style-name="P56"><text:span text:style-name="User_20_Entry"><text:span text:style-name="T133">E</text:span></text:span><text:span text:style-name="User_20_Entry"><text:span text:style-name="T151">v</text:span></text:span><text:span text:style-name="User_20_Entry"><text:span text:style-name="T152">en</text:span></text:span><text:span text:style-name="User_20_Entry"><text:span text:style-name="T154">t</text:span></text:span><text:span text:style-name="User_20_Entry"><text:span text:style-name="T155">uele </text:span></text:span><text:span text:style-name="User_20_Entry"><text:span text:style-name="T156">extra </text:span></text:span><text:span text:style-name="Definition"><text:span text:style-name="T275">gebruiker</text:span></text:span><text:span text:style-name="User_20_Entry"><text:span text:style-name="T156">s aanmelden </text:span></text:span><text:span text:style-name="User_20_Entry"><text:span text:style-name="T157">en dezelfde stappen uitvoeren</text:span></text:span><text:span text:style-name="User_20_Entry"><text:span text:style-name="T153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0"><text:span text:style-name="Strong_20_Emphasis"><text:span text:style-name="T80"/></text:span></text:p>
          </table:table-cell>
          <table:table-cell table:style-name="Tabel2.A1" office:value-type="string">
            <text:p text:style-name="P70"><text:span text:style-name="Strong_20_Emphasis"><text:span text:style-name="T80"><draw:control text:anchor-type="as-char" draw:z-index="12" draw:name="Vorm36_ 4" draw:style-name="gr1" draw:text-style-name="P104" svg:width="0.35cm" svg:height="0.35cm" draw:control="control11"/></text:span></text:span></text:p>
          </table:table-cell>
          <table:table-cell table:style-name="Tabel2.D2" office:value-type="string">
            <text:p text:style-name="P44"><text:span text:style-name="Strong_20_Emphasis"><text:span text:style-name="T30">Doorloop de welkomstschermen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4"><text:span text:style-name="Strong_20_Emphasis"><text:span text:style-name="T131"><draw:control text:anchor-type="as-char" draw:z-index="26" draw:name="Vorm 9" draw:style-name="gr1" draw:text-style-name="P104" svg:width="0.35cm" svg:height="0.35cm" draw:control="control25"/></text:span></text:span></text:p>
          </table:table-cell>
          <table:table-cell table:style-name="Tabel2.A1" office:value-type="string">
            <text:p text:style-name="P74"><text:span text:style-name="Strong_20_Emphasis"><text:span text:style-name="T131"><draw:control text:anchor-type="as-char" draw:z-index="27" draw:name="Vorm 10" draw:style-name="gr1" draw:text-style-name="P104" svg:width="0.35cm" svg:height="0.35cm" draw:control="control26"/></text:span></text:span></text:p>
          </table:table-cell>
          <table:table-cell table:style-name="Tabel2.D5" office:value-type="string">
            <text:p text:style-name="P42"><text:span text:style-name="Strong_20_Emphasis"><text:span text:style-name="T75">Dr</text:span></text:span><text:span text:style-name="Strong_20_Emphasis"><text:span text:style-name="T67">uk</text:span></text:span><text:span text:style-name="Strong_20_Emphasis"><text:span text:style-name="T47"> op</text:span></text:span><text:span text:style-name="Strong_20_Emphasis"><text:span text:style-name="T53"> de </text:span></text:span><text:span text:style-name="Strong_20_Emphasis"><text:span text:style-name="T180">Super</text:span></text:span><text:span text:style-name="Strong_20_Emphasis"><text:span text:style-name="T53">-toets</text:span></text:span><text:span text:style-name="Strong_20_Emphasis"><text:span text:style-name="T48"><text:note text:id="ftn9" text:note-class="footnote"><text:note-citation>2</text:note-citation><text:note-body><text:p text:style-name="P25"><text:span text:style-name="T199">De </text:span><text:span text:style-name="T229">Super</text:span><text:span text:style-name="T199">-toets is de Windows-toets, Command-toets </text:span><text:span text:style-name="T200">(Apple)</text:span><text:span text:style-name="T199">, of Vergrootglas-toets </text:span><text:span text:style-name="T200">(Chromebook)</text:span><text:span text:style-name="T199">.</text:span></text:p></text:note-body></text:note></text:span></text:span><text:span text:style-name="Strong_20_Emphasis"><text:span text:style-name="T53">, </text:span></text:span><text:span text:style-name="Strong_20_Emphasis"><text:span text:style-name="T75">t</text:span></text:span><text:span text:style-name="Strong_20_Emphasis"><text:span text:style-name="T49">yp </text:span></text:span><text:span text:style-name="Strong_20_Emphasis"><text:span text:style-name="T104">men</text:span></text:span><text:span text:style-name="Strong_20_Emphasis"><text:span text:style-name="T101">u</text:span></text:span><text:span text:style-name="Strong_20_Emphasis"><text:span text:style-name="T68"> </text:span></text:span><text:span text:style-name="Strong_20_Emphasis"><text:span text:style-name="T51">e</text:span></text:span><text:span text:style-name="Strong_20_Emphasis"><text:span text:style-name="T46">n </text:span></text:span><text:span text:style-name="Strong_20_Emphasis"><text:span text:style-name="T52">k</text:span></text:span><text:span text:style-name="Strong_20_Emphasis"><text:span text:style-name="T46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6" office:value-type="string">
            <text:p text:style-name="P41"><text:span text:style-name="Strong_20_Emphasis"><text:span text:style-name="T70">Selecteer</text:span></text:span><text:span text:style-name="Strong_20_Emphasis"><text:span text:style-name="T60"> </text:span></text:span><text:span text:style-name="Strong_20_Emphasis"><text:span text:style-name="T119">4</text:span></text:span><text:span text:style-name="Strong_20_Emphasis"><text:span text:style-name="T91"> </text:span></text:span><text:span text:style-name="Strong_20_Emphasis"><text:span text:style-name="T77">Gebruiker inrichten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7" office:value-type="string">
            <text:p text:style-name="P54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21"/>
      <text:p text:style-name="P6"/>
      <text:p text:style-name="P58"><text:span text:style-name="T122">E</text:span><text:span text:style-name="T123">inde c</text:span><text:span text:style-name="T124">hecklist, </text:span><text:span text:style-name="T125">d</text:span><text:span text:style-name="T124">e</text:span><text:span text:style-name="T219"> installatie van </text:span><text:span text:style-name="T219"><text:user-field-get text:name="Distro">Debian</text:user-field-get></text:span><text:span text:style-name="T222"><text:s/></text:span><text:span text:style-name="T222"><text:user-field-get text:name="Version">12</text:user-field-get></text:span><text:span text:style-name="Strong_20_Emphasis"><text:span text:style-name="T220"><text:s/></text:span></text:span><text:span text:style-name="Strong_20_Emphasis"><text:span text:style-name="T224">Desktop</text:span></text:span><text:span text:style-name="Strong_20_Emphasis"><text:span text:style-name="T223"> </text:span></text:span><text:span text:style-name="T219">is voltooid.</text:span></text:p>
      <text:p text:style-name="P37"/>
      <text:list text:style-name="L2">
        <text:list-header>
          <text:p text:style-name="P101"><text:span text:style-name="Emphasis"><text:span text:style-name="T29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1">Karel Zimmer</text:span></text:span></text:a><text:span text:style-name="Emphasis"><text:span text:style-name="T292">.</text:span></text:span></text:p>
          <text:p text:style-name="P102"><text:span text:style-name="Emphasis"><text:span text:style-name="T294">Licentie </text:span></text:span><text:span text:style-name="Emphasis"><text:span text:style-name="T292">C</text:span></text:span><text:span text:style-name="Emphasis"><text:span text:style-name="T293">C0</text:span></text:span><text:span text:style-name="Emphasis"><text:span text:style-name="T292"> 1.0 </text:span></text:span><text:span text:style-name="Emphasis"><text:span text:style-name="T28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9"><text:s/></text:span></text:span><text:span text:style-name="Emphasis"><text:span text:style-name="T28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10-30T19:53:18.483846732">30-10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30T19:53:18.383058213</dc:date>
    <meta:keyword>Installatie</meta:keyword>
    <meta:keyword>Checklist</meta:keyword>
    <meta:keyword>Linux</meta:keyword>
    <meta:editing-cycles>6999</meta:editing-cycles>
    <meta:editing-duration>P12DT14H49M38S</meta:editing-duration>
    <dc:creator>Karel Zimmer</dc:creator>
    <meta:printed-by>Karel Zimmer</meta:printed-by>
    <meta:print-date>2024-09-26T16:34:51.644070518</meta:print-date>
    <meta:document-statistic meta:table-count="4" meta:image-count="2" meta:object-count="0" meta:page-count="4" meta:paragraph-count="108" meta:word-count="582" meta:character-count="3993" meta:non-whitespace-character-count="3455"/>
    <meta:user-defined meta:name="Info 1"/>
    <meta:user-defined meta:name="Info 2"/>
    <meta:user-defined meta:name="Info 3"/>
    <meta:user-defined meta:name="Info 4"/>
  </office:meta>
</office:document-meta>
</file>